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26762" calcext:value-type="float" table:number-columns-spanned="1" table:number-rows-spanned="2">
            <text:p>126762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41761" calcext:value-type="float" table:number-columns-spanned="1" table:number-rows-spanned="2">
            <text:p>141761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3" calcext:value-type="float">
            <text:p>13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41761" calcext:value-type="float" table:number-columns-spanned="2" table:number-rows-spanned="2">
            <text:p>141761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4999" calcext:value-type="float">
            <text:p>14999</text:p>
          </table:table-cell>
          <table:table-cell table:formula="of:=([.T13]*[.S13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15]*[.C15])" office:value-type="float" office:value="11490" calcext:value-type="float">
            <text:p>11490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6]*[.C16])" office:value-type="float" office:value="13490" calcext:value-type="float">
            <text:p>13490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2]*[.C22])" office:value-type="float" office:value="7499" calcext:value-type="float">
            <text:p>74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3]*[.C23])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3999" calcext:value-type="float">
            <text:p>13999</text:p>
          </table:table-cell>
          <table:table-cell table:formula="of:=([.D26]*[.C26])" office:value-type="float" office:value="13999" calcext:value-type="float">
            <text:p>13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1"/>
          <table:table-cell table:style-name="ce143"/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8"/>
          <table:table-cell table:style-name="ce107"/>
          <table:table-cell table:number-columns-repeated="12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office:value-type="date" office:date-value="2021-06-11" calcext:value-type="date">
            <text:p>11/06/21</text:p>
          </table:table-cell>
          <table:table-cell office:value-type="string" calcext:value-type="string">
            <text:p>SAM A21S 6/64 WHITE</text:p>
          </table:table-cell>
          <table:table-cell office:value-type="string" calcext:value-type="string">
            <text:p>SABIR HUSAIN</text:p>
          </table:table-cell>
          <table:table-cell office:value-type="float" office:value="35537247631642" calcext:value-type="float">
            <text:p>35537247631642</text:p>
          </table:table-cell>
          <table:table-cell table:style-name="ce8" office:value-type="string" calcext:value-type="string">
            <text:p>PENDING</text:p>
          </table:table-cell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7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45:12.274554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11T14:47:42.412480297</dc:date>
    <meta:editing-duration>PT22H53M33S</meta:editing-duration>
    <meta:editing-cycles>29</meta:editing-cycles>
    <meta:generator>LibreOffice/7.0.5.2$Linux_X86_64 LibreOffice_project/00$Build-2</meta:generator>
    <meta:document-statistic meta:table-count="2" meta:cell-count="204" meta:object-count="0"/>
  </office:meta>
</office:document-meta>
</file>